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e0a" officeooo:paragraph-rsid="0016ce0a" style:font-weight-asian="bold" style:font-weight-complex="bold"/>
    </style:style>
    <style:style style:name="P2" style:family="paragraph" style:parent-style-name="Standard">
      <style:text-properties fo:font-weight="normal" officeooo:rsid="0016ce0a" officeooo:paragraph-rsid="0016ce0a" style:font-weight-asian="normal" style:font-weight-complex="normal"/>
    </style:style>
    <style:style style:name="P3" style:family="paragraph" style:parent-style-name="Standard">
      <style:text-properties fo:font-weight="normal" officeooo:rsid="0017bcb7" officeooo:paragraph-rsid="0017bcb7" style:font-weight-asian="normal" style:font-weight-complex="normal"/>
    </style:style>
    <style:style style:name="P4" style:family="paragraph" style:parent-style-name="Standard">
      <style:text-properties fo:font-weight="normal" officeooo:rsid="00186774" officeooo:paragraph-rsid="0018677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6ce0a" officeooo:paragraph-rsid="0016ce0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6774" officeooo:paragraph-rsid="0018677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RIBIR EL PROPÓSITO DEL JUEGO </text:p>
      <text:p text:style-name="P2">No aburrirme, no suspender la asignatura </text:p>
      <text:p text:style-name="P2"/>
      <text:p text:style-name="P1">Definir qué problema resuelve. </text:p>
      <text:p text:style-name="P2">No aburrirme, no suspender la asignatura </text:p>
      <text:p text:style-name="P2"/>
      <text:p text:style-name="P1">Establecer en qué plataforma funcionará (móvil en nuestro caso) </text:p>
      <text:p text:style-name="P2">Seguramente en ninguna </text:p>
      <text:p text:style-name="P2"/>
      <text:p text:style-name="P2"/>
      <text:p text:style-name="P1"/>
      <text:p text:style-name="P1">Identificar usuarios objetivo(tipos de usuarios, y qué buscan en el producto) </text:p>
      <text:p text:style-name="P2">Cualquier usuario que le interese no dormir, no tener vida social, apoyar una causa justa(que apruebe y el dinero me cambie), y espero que busquen más de mis juegos(no habrá más) </text:p>
      <text:p text:style-name="P2"/>
      <text:p text:style-name="P3">Jugadores casuales, debido a su simplicidad y accesibilidad </text:p>
      <text:p text:style-name="P3">Personas nostálgicas </text:p>
      <text:p text:style-name="P3">Usuarios de teléfonos móviles, al ser un juego fácil y en sesiones cortas, lo hace ideal para dispositivos móviles </text:p>
      <text:p text:style-name="P3">Jugadores que buscan un reto sencillo, aunque el juego es sencillo, requiere reflejos y estrategia para no chocarse, lo que ofrece un desafío gratificante sin ser abrumador. </text:p>
      <text:p text:style-name="P3"/>
      <text:p text:style-name="P4">Lo buscan quizá por la simplicidad y facilidad de acceso ya comentada, por su experiencia adictiva y desafiante, la nostalgia, el ocio y pasatiempo y competencia sana. </text:p>
      <text:p text:style-name="P2"/>
      <text:p text:style-name="P1">Revisar juegos similares, analizar interfaz, dificultad, puntos fuertes y débiles. </text:p>
      <text:p text:style-name="P5"/>
      <text:p text:style-name="P6">(poner que por cada lado al que se de la serpiente se mueva hacia allá sin necesidad de deslizar)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08:39:13.479477986</meta:creation-date>
    <dc:date>2025-09-17T09:26:17.315728445</dc:date>
    <meta:editing-duration>PT5M51S</meta:editing-duration>
    <meta:editing-cycles>1</meta:editing-cycles>
    <meta:document-statistic meta:table-count="0" meta:image-count="0" meta:object-count="0" meta:page-count="1" meta:paragraph-count="15" meta:word-count="187" meta:character-count="1208" meta:non-whitespace-character-count="1021"/>
    <meta:generator>LibreOffice/24.2.7.2$Linux_X86_64 LibreOffice_project/420$Build-2</meta:generator>
  </office:meta>
</office:document-meta>
</file>